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ExtraBold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2868" draw:textarea-horizontal-align="justify" draw:textarea-vertical-align="middle" draw:auto-grow-height="false" fo:min-height="25.143cm" fo:min-width="6.167cm" loext:decorative="false"/>
    </style:style>
    <style:style style:name="gr2" style:family="graphic" style:parent-style-name="standard">
      <style:graphic-properties svg:stroke-color="#ffffff" draw:fill="solid" draw:fill-color="#bf0a30" draw:textarea-vertical-align="middle" draw:auto-grow-height="false" fo:min-height="19.41cm" fo:min-width="19.16cm" fo:wrap-option="wrap" loext:decorative="false"/>
    </style:style>
    <style:style style:name="gr3" style:family="graphic" style:parent-style-name="standard">
      <style:graphic-properties svg:stroke-color="#ffffff" draw:fill="solid" draw:fill-color="#ffffff" draw:textarea-vertical-align="middle" draw:auto-grow-height="false" fo:min-height="19.41cm" fo:min-width="19.16cm" fo:wrap-option="wrap" loext:decorative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1.806cm" fo:min-width="4.092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1.806cm" fo:min-width="4.09cm" loext:decorative="false"/>
    </style:style>
    <style:style style:name="gr6" style:family="graphic" style:parent-style-name="standard">
      <style:graphic-properties draw:fill="solid" draw:fill-color="#ffd700" draw:textarea-horizontal-align="justify" draw:textarea-vertical-align="middle" draw:auto-grow-height="false" fo:min-height="3.333cm" fo:min-width="13.599cm" loext:decorative="false"/>
    </style:style>
    <style:style style:name="gr7" style:family="graphic" style:parent-style-name="standard">
      <style:graphic-properties draw:fill="solid" draw:fill-color="#000000" draw:textarea-vertical-align="middle" draw:auto-grow-height="false" fo:min-height="13.041cm" fo:min-width="15.68cm" fo:wrap-option="wrap" loext:decorative="false"/>
    </style:style>
    <style:style style:name="gr8" style:family="graphic" style:parent-style-name="standard">
      <style:graphic-properties draw:fill="solid" draw:fill-color="#000000" draw:textarea-vertical-align="middle" loext:decorative="false"/>
    </style:style>
    <style:style style:name="gr9" style:family="graphic" style:parent-style-name="standard">
      <style:graphic-properties draw:fill="solid" draw:fill-color="#ffd700" draw:textarea-horizontal-align="justify" draw:textarea-vertical-align="middle" draw:auto-grow-height="false" fo:min-height="4.026cm" fo:min-width="1.638cm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solid" draw:fill-color="#002868"/>
      <style:paragraph-properties fo:text-align="center"/>
    </style:style>
    <style:style style:name="P2" style:family="paragraph">
      <loext:graphic-properties draw:fill="solid" draw:fill-color="#bf0a3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d700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67cm" svg:height="25.393cm" svg:x="0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667cm" svg:height="25.393cm" svg:x="18.733cm" svg:y="0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66cm" svg:height="19.66cm" svg:x="2.87cm" svg:y="2.87cm">
          <text:p/>
          <draw:enhanced-geometry draw:mirror-horizontal="false" draw:mirror-vertical="false" draw:glue-point-type="segments" draw:type="mso-spt100" draw:modifiers="63.3085258208676 116.6054526253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9.66cm" svg:height="19.66cm" svg:x="2.87cm" svg:y="2.87cm">
          <text:p/>
          <draw:enhanced-geometry draw:mirror-horizontal="false" draw:mirror-vertical="false" draw:glue-point-type="segments" draw:type="mso-spt100" draw:modifiers="116.598071958585 63.3151271740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7.584cm" svg:height="3.394cm" draw:transform="skewX (0.032986722862693) rotate (2.16822252975256) translate (10.626cm 14.05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6030.042512990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582cm" svg:height="3.394cm" draw:transform="skewX (0.0329867228626929) rotate (2.16822252975256) translate (16.181cm 14.05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6030.042512990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4.099cm" svg:height="3.583cm" svg:x="5.651cm" svg:y="1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6.18cm" svg:height="13.291cm" svg:x="4.701cm" svg:y="4.6cm">
          <text:p/>
          <draw:enhanced-geometry draw:mirror-horizontal="false" draw:mirror-vertical="false" draw:glue-point-type="segments" draw:type="mso-spt100" draw:modifiers="10.6332200557121 169.5789102291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8" draw:text-style-name="P6" draw:layer="layout" svg:width="8.58cm" svg:height="3.928cm" svg:x="12.093cm" svg:y="9.883cm" svg:viewBox="0 0 8581 3929" draw:points="7939,2832 7647,2947 6947,2370 2977,2427 2335,3814 1518,3929 1109,2023 0,2023 701,0 8407,636 8581,1676">
          <text:p/>
        </draw:polygon>
        <draw:polygon draw:style-name="gr8" draw:text-style-name="P6" draw:layer="layout" svg:width="8.58cm" svg:height="3.928cm" svg:x="4.726cm" svg:y="9.883cm" svg:viewBox="0 0 8581 3929" draw:points="642,2832 934,2947 1635,2370 5604,2427 6246,3814 7063,3929 7472,2023 8581,2023 7881,0 175,636 0,1676">
          <text:p/>
        </draw:polygon>
        <draw:custom-shape draw:style-name="gr9" draw:text-style-name="P5" draw:layer="layout" svg:width="2.138cm" svg:height="4.276cm" svg:x="11.631cm" svg:y="14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6" draw:layer="layout" svg:width="8.262cm" svg:height="7.395cm" svg:x="4.929cm" svg:y="14.043cm" svg:viewBox="0 0 8263 7396" draw:points="6819,174 5836,0 4680,1214 1560,1329 751,405 57,521 0,1387 866,2716 1097,2774 4218,2601 5316,3756 5836,7281 6414,7396 6414,6299 7107,6299 7223,7339 8263,7339 7859,5663 7916,4854 7454,4854 7454,2658 7107,2601 6876,521">
          <text:p/>
        </draw:polygon>
        <draw:polygon draw:style-name="gr8" draw:text-style-name="P6" draw:layer="layout" svg:width="8.262cm" svg:height="7.395cm" svg:x="12.209cm" svg:y="14.043cm" svg:viewBox="0 0 8263 7396" draw:points="1444,174 2427,0 3583,1214 6703,1329 7512,405 8205,521 8263,1387 7396,2716 7165,2774 4045,2601 2947,3756 2427,7281 1849,7396 1849,6299 1156,6299 1040,7339 0,7339 404,5663 347,4854 809,4854 809,2658 1156,2601 1387,521">
          <text:p/>
        </draw:polygon>
        <draw:polygon draw:style-name="gr8" draw:text-style-name="P6" draw:layer="layout" svg:width="2.079cm" svg:height="0.751cm" svg:x="7.327cm" svg:y="13.235cm" svg:viewBox="0 0 2080 752" draw:points="1907,116 2080,405 1618,636 231,752 0,521 0,231 231,0">
          <text:p/>
        </draw:polygon>
        <draw:polygon draw:style-name="gr8" draw:text-style-name="P6" draw:layer="layout" svg:width="2.079cm" svg:height="0.751cm" svg:x="15.994cm" svg:y="13.235cm" svg:viewBox="0 0 2080 752" draw:points="173,116 0,405 462,636 1849,752 2080,521 2080,231 1849,0">
          <text:p/>
        </draw:polygon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ExtraBold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bf0a30" loext:fill-use-slide-background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text-transform="uppercase" fo:color="#000000" loext:opacity="100%" style:text-outline="true" style:text-line-through-style="none" style:text-line-through-type="none" style:font-name="Montserrat" fo:font-family="Montserrat" style:font-style-name="ExtraBold" style:font-pitch="variable" fo:font-size="72pt" fo:font-style="normal" fo:text-shadow="none" style:text-underline-style="none" fo:font-weight="80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bf0a3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2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9cm" fo:margin-bottom="0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5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716cm" svg:height="5.088cm" svg:x="1.205cm" svg:y="1.215cm" presentation:class="title" presentation:placeholder="true">
        <draw:text-box/>
      </draw:frame>
      <draw:frame presentation:style-name="Default-outline1" draw:layer="backgroundobjects" svg:width="21.716cm" svg:height="17.676cm" svg:x="1.205cm" svg:y="7.13cm" presentation:class="outline" presentation:placeholder="true">
        <draw:text-box/>
      </draw:frame>
      <draw:frame presentation:style-name="Mpr1" draw:text-style-name="MP2" draw:layer="backgroundobjects" svg:width="5.621cm" svg:height="2.1cm" svg:x="1.205cm" svg:y="27.7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48cm" svg:height="2.1cm" svg:x="8.251cm" svg:y="27.7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21cm" svg:height="2.1cm" svg:x="17.3cm" svg:y="27.7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45:25.358205509</meta:creation-date>
    <dc:date>2025-06-02T11:35:00.290281175</dc:date>
    <meta:editing-duration>PT3H4M16S</meta:editing-duration>
    <meta:editing-cycles>6</meta:editing-cycles>
    <meta:generator>LibreOffice/24.8.7.2$Linux_X86_64 LibreOffice_project/480$Build-2</meta:generator>
    <meta:document-statistic meta:object-count="38"/>
  </office:meta>
</office:document-meta>
</file>